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text-properties style:font-name="Georgia" fo:font-size="10.5pt" style:font-size-asian="10.5pt" style:font-size-complex="10.5pt"/>
    </style:style>
    <style:style style:name="P4"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to Accomplish The Impossible</text:p>
      <text:p text:style-name="P2"/>
      <text:p text:style-name="P1"><text:span text:style-name="T1">Read:</text:span> Mark 8:1-9</text:p>
      <text:p text:style-name="P1"><text:s/></text:p>
      <text:p text:style-name="P1"><text:span text:style-name="T1">Text:</text:span> Psalm 78:19 “Yea, they spake against God; they said, Can God furnish a table in the wilderness?”</text:p>
      <text:p text:style-name="P1"/>
      <text:p text:style-name="P1"><text:span text:style-name="T1">Introduction:</text:span> The disciples were aware that Jesus did not need their advice but it seems like He was asking for it when He broached the subject of food for this multitude of people. They were not thinking of David’s account of the ungrateful, disbelieving children of Israel when they almost quoted Psalm 78:19 by saying: (in Mark 8:4) “can a man satisfy these men with bread here in the wilderness?” In both accounts we have men who express disbelief in the possibility of feeding a multitude. Jesus was not intimidated by their lack of vision or faith. <text:span text:style-name="T2">My disbelief does not diminish God's ability or God's willingness to provide a miracle</text:span>. I want to take you through this miracle and perhaps reveal some of the secrets to accomplishment of the impossible.</text:p>
      <text:p text:style-name="P1"/>
      <text:p text:style-name="P1"><text:span text:style-name="T1">I. The Crowd Couldn’t Get Enough of Jesus!</text:span> They did not follow Him without taking care to provide for their means. They followed thinking that they were going to listen to the preacher for a sermon or two. We read that they had been with Him for three days. <text:s/>I'm pretty sure that they brought a lunch; they just didn't bring enough for three days. <text:s/>His message had captivated them. <text:s/>They couldn’t seem to leave. <text:s/>His words were more important to them than food. They had the attitude of Job when he said in Job 23:12 <text:s/>"Neither have I gone back from the commandment of his lips; I have esteemed the words of his mouth more than my necessary food."</text:p>
      <text:p text:style-name="P1"/>
      <text:p text:style-name="P1"><text:span text:style-name="T1">II. Jesus Wanted To Meet Their Physical Need.</text:span> He asked the disciples: “How many loaves have ye?” Note: He did not ask what they lacked. He did not ask why the treasury was low or why they did not have more. He simply asked them to give what they had, no less and no more. He will never ask you to give what you do not have. He did not ask them to give a “faith promise.” He asked them to give all of what they had, at the present, in their hands.</text:p>
      <text:p text:style-name="P1"/>
      <text:p text:style-name="P1"><text:span text:style-name="T1">III. They Gave What They Had.</text:span> If you want to accomplish the impos-sible then you must be willing to invest all that you have. God is not ask-ing for the first million if you win the Lotto. He is asking for what you have in your wallet right now. He is asking for your talent, your energy, your money, your possessions… in short He is asking for your all. There</text:p>
      <text:p text:style-name="P1">are too many of us living the song: “If I were a Rich Man.” from :Fiddler on the Roof.” They gave from what they had; not from what they wished they had.</text:p>
      <text:p text:style-name="P1"/>
      <text:p text:style-name="P1"><text:span text:style-name="T1">IV. They Sat Down At Jesus Feet.</text:span> In verse 6 Jesus has them sit down. It may be a shock to you but you need to know that God can work while you watch. He doesn’t need your busyness to be a success in what He wants to accomplish. Give your all to Him and sit at His feet. Too often we rush about trying to accomplish great things for God when God wants us to sit at His feet and watch/let Him work.</text:p>
      <text:p text:style-name="P1"/>
      <text:p text:style-name="P1"><text:span text:style-name="T1">V. They Gave Thanks.</text:span> What does saying: “thank you” accomplish? First it is a recognition that we need others for our success. Thanking God is a wonderful way of recognizing our dependence on Him. It also is a way to honor someone else above ourselves. When I say thank you, I am admitting that I could not have done the job as well or as soon without your involvement. To accomplish the impossible you will need the help of God and, many times, other human persons.</text:p>
      <text:p text:style-name="P1"><text:s text:c="2"/>Thanking God for what you have is far superior to complaining about what you lack.</text:p>
      <text:p text:style-name="P1"/>
      <text:p text:style-name="P1"><text:span text:style-name="T1">VI. They Distributed To Others What They Had.</text:span> They did not just put it in the offering but they began passing it out to the people. There is something unforgettable about cutting out the middle-man when it comes to giving. Take a bag of groceries and place it in the hands of a family who has no food and you will never be the same. Write a check to cover the rent of a family that is about to be evicted and you will forever be looking for ways to bless the needy. In America we are too far removed from the neediest. We segregate ourselves in communities of those who are similar to us in financial stature and we throw money in the kettle at Christmas and feel that we have done our duty. Start taking personal responsibility for meeting needs and you will be blessed in an indescribable way.</text:p>
      <text:p text:style-name="P1"/>
      <text:p text:style-name="P1"><text:span text:style-name="T1">Conclude:</text:span> They started out their giving with only seven loaves and when they stopped giving they had seven baskets of food. Have you ever wondered what they did with the seven baskets of bread that was left over? I don’t know either but let me tell you why, I believe, that there was so much left over. I believe it was a picture for the disciples. Jesus was demonstrating that if He could feed 4000 people with seven loaves He wanted them to imagine how many they could feed with seven baskets of bread. They could feed the worl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How to Accomplish The Impossible</dc:title>
    <meta:initial-creator>Joel Tice</meta:initial-creator>
    <meta:creation-date>2008-07-05T23:47:00</meta:creation-date>
    <dc:creator>j </dc:creator>
    <dc:date>2020-08-22T08:00:17.05</dc:date>
    <meta:editing-cycles>7</meta:editing-cycles>
    <meta:editing-duration>P2DT48M41S</meta:editing-duration>
    <meta:generator>OpenOffice/4.1.3$Win32 OpenOffice.org_project/413m1$Build-9783</meta:generator>
    <meta:document-statistic meta:table-count="0" meta:image-count="0" meta:object-count="0" meta:page-count="1" meta:paragraph-count="14" meta:word-count="907" meta:character-count="4785"/>
  </office:meta>
</office:document-meta>
</file>